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3" style:family="table-cell" style:parent-style-name="Default" style:data-style-name="N3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g</text:p>
          </table:table-cell>
          <table:table-cell table:style-name="ce2" office:value-type="string" calcext:value-type="string">
            <text:p>scaled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ce13"/>
        <table:table-column table:style-name="co14" table:default-cell-style-name="ce13"/>
        <table:table-column table:style-name="co7" table:number-columns-repeated="7" table:default-cell-style-name="Default"/>
        <table:table-row table:style-name="ro1"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unning total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" calcext:value-type="float">
            <text:p>10,000</text:p>
          </table:table-cell>
          <table:table-cell table:formula="of:=[.B2]" office:value-type="float" office:value="10000" calcext:value-type="float">
            <text:p>10,000</text:p>
          </table:table-cell>
          <table:table-cell/>
          <table:table-cell table:style-name="ce2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" calcext:value-type="float">
            <text:p>20,000</text:p>
          </table:table-cell>
          <table:table-cell table:formula="of:=[.B3]+[.C2]" office:value-type="float" office:value="30000" calcext:value-type="float">
            <text:p>3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3784" calcext:value-type="float">
            <text:p>33,784</text:p>
          </table:table-cell>
          <table:table-cell table:formula="of:=[.B4]+[.C3]" office:value-type="float" office:value="63784" calcext:value-type="float">
            <text:p>63,784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49482" calcext:value-type="float">
            <text:p>49,482</text:p>
          </table:table-cell>
          <table:table-cell table:formula="of:=[.B5]+[.C4]" office:value-type="float" office:value="113266" calcext:value-type="float">
            <text:p>113,266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66568" calcext:value-type="float">
            <text:p>66,568</text:p>
          </table:table-cell>
          <table:table-cell table:formula="of:=[.B6]+[.C5]" office:value-type="float" office:value="179834" calcext:value-type="float">
            <text:p>179,834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84767" calcext:value-type="float">
            <text:p>84,767</text:p>
          </table:table-cell>
          <table:table-cell table:formula="of:=[.B7]+[.C6]" office:value-type="float" office:value="264601" calcext:value-type="float">
            <text:p>264,601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103905" calcext:value-type="float">
            <text:p>103,905</text:p>
          </table:table-cell>
          <table:table-cell table:formula="of:=[.B8]+[.C7]" office:value-type="float" office:value="368506" calcext:value-type="float">
            <text:p>368,506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123860" calcext:value-type="float">
            <text:p>123,860</text:p>
          </table:table-cell>
          <table:table-cell table:formula="of:=[.B9]+[.C8]" office:value-type="float" office:value="492366" calcext:value-type="float">
            <text:p>492,36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44543" calcext:value-type="float">
            <text:p>144,543</text:p>
          </table:table-cell>
          <table:table-cell table:formula="of:=[.B10]+[.C9]" office:value-type="float" office:value="636909" calcext:value-type="float">
            <text:p>636,90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65884" calcext:value-type="float">
            <text:p>165,884</text:p>
          </table:table-cell>
          <table:table-cell table:formula="of:=[.B11]+[.C10]" office:value-type="float" office:value="802793" calcext:value-type="float">
            <text:p>802,79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87827" calcext:value-type="float">
            <text:p>187,827</text:p>
          </table:table-cell>
          <table:table-cell table:formula="of:=[.B12]+[.C11]" office:value-type="float" office:value="990620" calcext:value-type="float">
            <text:p>990,62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210327" calcext:value-type="float">
            <text:p>210,327</text:p>
          </table:table-cell>
          <table:table-cell table:formula="of:=[.B13]+[.C12]" office:value-type="float" office:value="1200947" calcext:value-type="float">
            <text:p>1,200,94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33345" calcext:value-type="float">
            <text:p>233,345</text:p>
          </table:table-cell>
          <table:table-cell table:formula="of:=[.B14]+[.C13]" office:value-type="float" office:value="1434292" calcext:value-type="float">
            <text:p>1,434,29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56847" calcext:value-type="float">
            <text:p>256,847</text:p>
          </table:table-cell>
          <table:table-cell table:formula="of:=[.B15]+[.C14]" office:value-type="float" office:value="1691139" calcext:value-type="float">
            <text:p>1,691,13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80807" calcext:value-type="float">
            <text:p>280,807</text:p>
          </table:table-cell>
          <table:table-cell table:formula="of:=[.B16]+[.C15]" office:value-type="float" office:value="1971946" calcext:value-type="float">
            <text:p>1,971,94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305198" calcext:value-type="float">
            <text:p>305,198</text:p>
          </table:table-cell>
          <table:table-cell table:formula="of:=[.B17]+[.C16]" office:value-type="float" office:value="2277144" calcext:value-type="float">
            <text:p>2,277,1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30000" calcext:value-type="float">
            <text:p>330,000</text:p>
          </table:table-cell>
          <table:table-cell table:formula="of:=[.B18]+[.C17]" office:value-type="float" office:value="2607144" calcext:value-type="float">
            <text:p>2,607,14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192" calcext:value-type="float">
            <text:p>355,192</text:p>
          </table:table-cell>
          <table:table-cell table:formula="of:=[.B19]+[.C18]" office:value-type="float" office:value="2962336" calcext:value-type="float">
            <text:p>2,962,33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0758" calcext:value-type="float">
            <text:p>380,758</text:p>
          </table:table-cell>
          <table:table-cell table:formula="of:=[.B20]+[.C19]" office:value-type="float" office:value="3343094" calcext:value-type="float">
            <text:p>3,343,0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06681" calcext:value-type="float">
            <text:p>406,681</text:p>
          </table:table-cell>
          <table:table-cell table:formula="of:=[.B21]+[.C20]" office:value-type="float" office:value="3749775" calcext:value-type="float">
            <text:p>3,749,77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32948" calcext:value-type="float">
            <text:p>432,948</text:p>
          </table:table-cell>
          <table:table-cell table:formula="of:=[.B22]+[.C21]" office:value-type="float" office:value="4182723" calcext:value-type="float">
            <text:p>4,182,72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59545" calcext:value-type="float">
            <text:p>459,545</text:p>
          </table:table-cell>
          <table:table-cell table:formula="of:=[.B23]+[.C22]" office:value-type="float" office:value="4642268" calcext:value-type="float">
            <text:p>4,642,2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6462" calcext:value-type="float">
            <text:p>486,462</text:p>
          </table:table-cell>
          <table:table-cell table:formula="of:=[.B24]+[.C23]" office:value-type="float" office:value="5128730" calcext:value-type="float">
            <text:p>5,128,73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13685" calcext:value-type="float">
            <text:p>513,685</text:p>
          </table:table-cell>
          <table:table-cell table:formula="of:=[.B25]+[.C24]" office:value-type="float" office:value="5642415" calcext:value-type="float">
            <text:p>5,642,41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41207" calcext:value-type="float">
            <text:p>541,207</text:p>
          </table:table-cell>
          <table:table-cell table:formula="of:=[.B26]+[.C25]" office:value-type="float" office:value="6183622" calcext:value-type="float">
            <text:p>6,183,62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569016" calcext:value-type="float">
            <text:p>569,016</text:p>
          </table:table-cell>
          <table:table-cell table:formula="of:=[.B27]+[.C26]" office:value-type="float" office:value="6752638" calcext:value-type="float">
            <text:p>6,752,63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97106" calcext:value-type="float">
            <text:p>597,106</text:p>
          </table:table-cell>
          <table:table-cell table:formula="of:=[.B28]+[.C27]" office:value-type="float" office:value="7349744" calcext:value-type="float">
            <text:p>7,349,74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625466" calcext:value-type="float">
            <text:p>625,466</text:p>
          </table:table-cell>
          <table:table-cell table:formula="of:=[.B29]+[.C28]" office:value-type="float" office:value="7975210" calcext:value-type="float">
            <text:p>7,975,21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654091" calcext:value-type="float">
            <text:p>654,091</text:p>
          </table:table-cell>
          <table:table-cell table:formula="of:=[.B30]+[.C29]" office:value-type="float" office:value="8629301" calcext:value-type="float">
            <text:p>8,629,30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82972" calcext:value-type="float">
            <text:p>682,972</text:p>
          </table:table-cell>
          <table:table-cell table:formula="of:=[.B31]+[.C30]" office:value-type="float" office:value="9312273" calcext:value-type="float">
            <text:p>9,312,27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712104" calcext:value-type="float">
            <text:p>712,104</text:p>
          </table:table-cell>
          <table:table-cell table:formula="of:=[.B32]+[.C31]" office:value-type="float" office:value="10024377" calcext:value-type="float">
            <text:p>10,024,37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41479" calcext:value-type="float">
            <text:p>741,479</text:p>
          </table:table-cell>
          <table:table-cell table:formula="of:=[.B33]+[.C32]" office:value-type="float" office:value="10765856" calcext:value-type="float">
            <text:p>10,765,85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71092" calcext:value-type="float">
            <text:p>771,092</text:p>
          </table:table-cell>
          <table:table-cell table:formula="of:=[.B34]+[.C33]" office:value-type="float" office:value="11536948" calcext:value-type="float">
            <text:p>11,536,94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00937" calcext:value-type="float">
            <text:p>800,937</text:p>
          </table:table-cell>
          <table:table-cell table:formula="of:=[.B35]+[.C34]" office:value-type="float" office:value="12337885" calcext:value-type="float">
            <text:p>12,337,88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31010" calcext:value-type="float">
            <text:p>831,010</text:p>
          </table:table-cell>
          <table:table-cell table:formula="of:=[.B36]+[.C35]" office:value-type="float" office:value="13168895" calcext:value-type="float">
            <text:p>13,168,89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861304" calcext:value-type="float">
            <text:p>861,304</text:p>
          </table:table-cell>
          <table:table-cell table:formula="of:=[.B37]+[.C36]" office:value-type="float" office:value="14030199" calcext:value-type="float">
            <text:p>14,030,19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891816" calcext:value-type="float">
            <text:p>891,816</text:p>
          </table:table-cell>
          <table:table-cell table:formula="of:=[.B38]+[.C37]" office:value-type="float" office:value="14922015" calcext:value-type="float">
            <text:p>14,922,01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922540" calcext:value-type="float">
            <text:p>922,540</text:p>
          </table:table-cell>
          <table:table-cell table:formula="of:=[.B39]+[.C38]" office:value-type="float" office:value="15844555" calcext:value-type="float">
            <text:p>15,844,55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953473" calcext:value-type="float">
            <text:p>953,473</text:p>
          </table:table-cell>
          <table:table-cell table:formula="of:=[.B40]+[.C39]" office:value-type="float" office:value="16798028" calcext:value-type="float">
            <text:p>16,798,02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984609" calcext:value-type="float">
            <text:p>984,609</text:p>
          </table:table-cell>
          <table:table-cell table:formula="of:=[.B41]+[.C40]" office:value-type="float" office:value="17782637" calcext:value-type="float">
            <text:p>17,782,63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015946" calcext:value-type="float">
            <text:p>1,015,946</text:p>
          </table:table-cell>
          <table:table-cell table:formula="of:=[.B42]+[.C41]" office:value-type="float" office:value="18798583" calcext:value-type="float">
            <text:p>18,798,58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047480" calcext:value-type="float">
            <text:p>1,047,480</text:p>
          </table:table-cell>
          <table:table-cell table:formula="of:=[.B43]+[.C42]" office:value-type="float" office:value="19846063" calcext:value-type="float">
            <text:p>19,846,06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079206" calcext:value-type="float">
            <text:p>1,079,206</text:p>
          </table:table-cell>
          <table:table-cell table:formula="of:=[.B44]+[.C43]" office:value-type="float" office:value="20925269" calcext:value-type="float">
            <text:p>20,925,26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111122" calcext:value-type="float">
            <text:p>1,111,122</text:p>
          </table:table-cell>
          <table:table-cell table:formula="of:=[.B45]+[.C44]" office:value-type="float" office:value="22036391" calcext:value-type="float">
            <text:p>22,036,39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143224" calcext:value-type="float">
            <text:p>1,143,224</text:p>
          </table:table-cell>
          <table:table-cell table:formula="of:=[.B46]+[.C45]" office:value-type="float" office:value="23179615" calcext:value-type="float">
            <text:p>23,179,61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175509" calcext:value-type="float">
            <text:p>1,175,509</text:p>
          </table:table-cell>
          <table:table-cell table:formula="of:=[.B47]+[.C46]" office:value-type="float" office:value="24355124" calcext:value-type="float">
            <text:p>24,355,12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207973" calcext:value-type="float">
            <text:p>1,207,973</text:p>
          </table:table-cell>
          <table:table-cell table:formula="of:=[.B48]+[.C47]" office:value-type="float" office:value="25563097" calcext:value-type="float">
            <text:p>25,563,09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240615" calcext:value-type="float">
            <text:p>1,240,615</text:p>
          </table:table-cell>
          <table:table-cell table:formula="of:=[.B49]+[.C48]" office:value-type="float" office:value="26803712" calcext:value-type="float">
            <text:p>26,803,71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273431" calcext:value-type="float">
            <text:p>1,273,431</text:p>
          </table:table-cell>
          <table:table-cell table:formula="of:=[.B50]+[.C49]" office:value-type="float" office:value="28077143" calcext:value-type="float">
            <text:p>28,077,14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306418" calcext:value-type="float">
            <text:p>1,306,418</text:p>
          </table:table-cell>
          <table:table-cell table:formula="of:=[.B51]+[.C50]" office:value-type="float" office:value="29383561" calcext:value-type="float">
            <text:p>29,383,56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339573" calcext:value-type="float">
            <text:p>1,339,573</text:p>
          </table:table-cell>
          <table:table-cell table:formula="of:=[.B52]+[.C51]" office:value-type="float" office:value="30723134" calcext:value-type="float">
            <text:p>30,723,1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9:44:57.21666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4T20:01:59.092494345</dc:date>
    <meta:editing-cycles>131</meta:editing-cycles>
    <meta:editing-duration>PT2H4M18S</meta:editing-duration>
    <meta:document-statistic meta:table-count="13" meta:cell-count="5712" meta:object-count="0"/>
    <meta:user-defined meta:name="Info 1"/>
    <meta:user-defined meta:name="Info 2"/>
    <meta:user-defined meta:name="Info 3"/>
    <meta:user-defined meta:name="Info 4"/>
  </office:meta>
</office:document-meta>
</file>